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" svg:font-family="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</style:style>
    <style:style style:name="P3" style:family="paragraph" style:parent-style-name="Heading_20_2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4" style:family="paragraph" style:parent-style-name="Heading_20_2">
      <style:paragraph-properties fo:margin-left="0in" fo:margin-right="0in" fo:margin-top="0in" fo:margin-bottom="0in" fo:orphans="2" fo:widows="2" fo:text-indent="0in" style:auto-text-indent="false"/>
      <style:text-properties style:font-name="Times New Roman" fo:font-weight="bold" style:font-weight-asian="bold" style:font-weight-complex="bold"/>
    </style:style>
    <style:style style:name="P5" style:family="paragraph" style:parent-style-name="Text_20_body">
      <style:paragraph-properties fo:orphans="2" fo:widows="2"/>
    </style:style>
    <style:style style:name="P6" style:family="paragraph" style:parent-style-name="Text_20_body">
      <style:paragraph-properties fo:orphans="2" fo:widows="2"/>
      <style:text-properties style:font-name="Times New Roman" fo:font-weight="bold" style:font-weight-asian="bold" style:font-weight-complex="bold"/>
    </style:style>
    <style:style style:name="P7" style:family="paragraph" style:parent-style-name="Text_20_body" style:list-style-name="L1">
      <style:paragraph-properties fo:margin-top="0in" fo:margin-bottom="0in" fo:orphans="2" fo:widows="2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8" style:family="paragraph" style:parent-style-name="Text_20_body" style:list-style-name="L25">
      <style:paragraph-properties fo:margin-top="0in" fo:margin-bottom="0in" fo:orphans="2" fo:widows="2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9" style:family="paragraph" style:parent-style-name="Text_20_body" style:list-style-name="L1">
      <style:paragraph-properties fo:margin-top="0in" fo:margin-bottom="0in" fo:orphans="2" fo:widows="2" fo:padding="0in" fo:border="none"/>
    </style:style>
    <style:style style:name="P10" style:family="paragraph" style:parent-style-name="Text_20_body" style:list-style-name="L2">
      <style:paragraph-properties fo:margin-top="0in" fo:margin-bottom="0in" fo:orphans="2" fo:widows="2" fo:padding="0in" fo:border="none"/>
    </style:style>
    <style:style style:name="P11" style:family="paragraph" style:parent-style-name="Text_20_body" style:list-style-name="L25">
      <style:paragraph-properties fo:margin-top="0in" fo:margin-bottom="0in" fo:orphans="2" fo:widows="2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12" style:family="paragraph" style:parent-style-name="Text_20_body" style:list-style-name="L1">
      <style:paragraph-properties fo:margin-top="0in" fo:margin-bottom="0in" fo:orphans="2" fo:widows="2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13" style:family="paragraph" style:parent-style-name="Text_20_body" style:list-style-name="L1">
      <style:paragraph-properties fo:orphans="2" fo:widows="2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14" style:family="paragraph" style:parent-style-name="Text_20_body" style:list-style-name="L2">
      <style:paragraph-properties fo:orphans="2" fo:widows="2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15" style:family="paragraph" style:parent-style-name="Text_20_body" style:list-style-name="L25">
      <style:paragraph-properties fo:orphans="2" fo:widows="2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16" style:family="paragraph" style:parent-style-name="Text_20_body" style:list-style-name="L7">
      <style:paragraph-properties fo:margin-left="0.3028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17" style:family="paragraph" style:parent-style-name="Text_20_body" style:list-style-name="L10">
      <style:paragraph-properties fo:margin-left="0.3028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18" style:family="paragraph" style:parent-style-name="Text_20_body" style:list-style-name="L11">
      <style:paragraph-properties fo:margin-left="0.3028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19" style:family="paragraph" style:parent-style-name="Text_20_body" style:list-style-name="L12">
      <style:paragraph-properties fo:margin-left="0.3028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20" style:family="paragraph" style:parent-style-name="Text_20_body" style:list-style-name="L14">
      <style:paragraph-properties fo:margin-left="0.3028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21" style:family="paragraph" style:parent-style-name="Text_20_body" style:list-style-name="L16">
      <style:paragraph-properties fo:margin-left="0.3028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22" style:family="paragraph" style:parent-style-name="Text_20_body" style:list-style-name="L21">
      <style:paragraph-properties fo:margin-left="0.3028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23" style:family="paragraph" style:parent-style-name="Text_20_body" style:list-style-name="L22">
      <style:paragraph-properties fo:margin-left="0.3028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Times New Roman" fo:font-size="8.69999980926514pt" fo:letter-spacing="normal" fo:font-style="normal" fo:font-weight="bold" style:font-size-asian="8.69999980926514pt" style:font-weight-asian="bold" style:font-size-complex="8.69999980926514pt" style:font-weight-complex="bold"/>
    </style:style>
    <style:style style:name="P24" style:family="paragraph" style:parent-style-name="Text_20_body" style:list-style-name="L22">
      <style:paragraph-properties fo:margin-left="0.3028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Times New Roman" fo:font-size="8.69999980926514pt" fo:letter-spacing="normal" fo:font-weight="bold" style:font-size-asian="8.69999980926514pt" style:font-weight-asian="bold" style:font-size-complex="8.69999980926514pt" style:font-weight-complex="bold"/>
    </style:style>
    <style:style style:name="P25" style:family="paragraph" style:parent-style-name="Text_20_body" style:list-style-name="L5">
      <style:paragraph-properties fo:margin-left="0.3028in" fo:margin-right="0in" fo:margin-top="0in" fo:margin-bottom="0in" fo:orphans="2" fo:widows="2" fo:text-indent="0in" style:auto-text-indent="false" fo:padding="0in" fo:border="none"/>
    </style:style>
    <style:style style:name="P26" style:family="paragraph" style:parent-style-name="Text_20_body" style:list-style-name="L7">
      <style:paragraph-properties fo:margin-left="0.3028in" fo:margin-right="0in" fo:margin-top="0in" fo:margin-bottom="0in" fo:orphans="2" fo:widows="2" fo:text-indent="0in" style:auto-text-indent="false" fo:padding="0in" fo:border="none"/>
    </style:style>
    <style:style style:name="P27" style:family="paragraph" style:parent-style-name="Text_20_body" style:list-style-name="L23">
      <style:paragraph-properties fo:margin-left="0.3028in" fo:margin-right="0in" fo:margin-top="0in" fo:margin-bottom="0in" fo:orphans="2" fo:widows="2" fo:text-indent="0in" style:auto-text-indent="false" fo:padding="0in" fo:border="none"/>
    </style:style>
    <style:style style:name="P28" style:family="paragraph" style:parent-style-name="Text_20_body" style:list-style-name="L8">
      <style:paragraph-properties fo:margin-left="0.3028in" fo:margin-right="0in" fo:margin-top="0in" fo:margin-bottom="0in" fo:orphans="2" fo:widows="2" fo:text-indent="0in" style:auto-text-indent="false" fo:padding="0in" fo:border="none"/>
      <style:text-properties style:font-name="Times New Roman" fo:font-weight="bold" style:font-weight-asian="bold" style:font-weight-complex="bold"/>
    </style:style>
    <style:style style:name="P29" style:family="paragraph" style:parent-style-name="Text_20_body" style:list-style-name="L22">
      <style:paragraph-properties fo:margin-left="0.3028in" fo:margin-right="0in" fo:margin-top="0in" fo:margin-bottom="0in" fo:orphans="2" fo:widows="2" fo:text-indent="0in" style:auto-text-indent="false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30" style:family="paragraph" style:parent-style-name="Text_20_body" style:list-style-name="L7">
      <style:paragraph-properties fo:margin-left="0.3028in" fo:margin-right="0in" fo:margin-top="0in" fo:margin-bottom="0in" fo:orphans="2" fo:widows="2" fo:text-indent="0in" style:auto-text-indent="false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31" style:family="paragraph" style:parent-style-name="Text_20_body" style:list-style-name="L6">
      <style:paragraph-properties fo:margin-left="0.3028in" fo:margin-right="0in" fo:margin-top="0in" fo:margin-bottom="0in" fo:orphans="2" fo:widows="2" fo:text-indent="0in" style:auto-text-indent="false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32" style:family="paragraph" style:parent-style-name="Text_20_body" style:list-style-name="L9">
      <style:paragraph-properties fo:margin-left="0.3028in" fo:margin-right="0in" fo:margin-top="0in" fo:margin-bottom="0in" fo:orphans="2" fo:widows="2" fo:text-indent="0in" style:auto-text-indent="false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33" style:family="paragraph" style:parent-style-name="Text_20_body" style:list-style-name="L10">
      <style:paragraph-properties fo:margin-left="0.3028in" fo:margin-right="0in" fo:margin-top="0in" fo:margin-bottom="0in" fo:orphans="2" fo:widows="2" fo:text-indent="0in" style:auto-text-indent="false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34" style:family="paragraph" style:parent-style-name="Text_20_body" style:list-style-name="L11">
      <style:paragraph-properties fo:margin-left="0.3028in" fo:margin-right="0in" fo:margin-top="0in" fo:margin-bottom="0in" fo:orphans="2" fo:widows="2" fo:text-indent="0in" style:auto-text-indent="false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35" style:family="paragraph" style:parent-style-name="Text_20_body" style:list-style-name="L12">
      <style:paragraph-properties fo:margin-left="0.3028in" fo:margin-right="0in" fo:margin-top="0in" fo:margin-bottom="0in" fo:orphans="2" fo:widows="2" fo:text-indent="0in" style:auto-text-indent="false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36" style:family="paragraph" style:parent-style-name="Text_20_body" style:list-style-name="L13">
      <style:paragraph-properties fo:margin-left="0.3028in" fo:margin-right="0in" fo:margin-top="0in" fo:margin-bottom="0in" fo:orphans="2" fo:widows="2" fo:text-indent="0in" style:auto-text-indent="false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37" style:family="paragraph" style:parent-style-name="Text_20_body" style:list-style-name="L14">
      <style:paragraph-properties fo:margin-left="0.3028in" fo:margin-right="0in" fo:margin-top="0in" fo:margin-bottom="0in" fo:orphans="2" fo:widows="2" fo:text-indent="0in" style:auto-text-indent="false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38" style:family="paragraph" style:parent-style-name="Text_20_body" style:list-style-name="L15">
      <style:paragraph-properties fo:margin-left="0.3028in" fo:margin-right="0in" fo:margin-top="0in" fo:margin-bottom="0in" fo:orphans="2" fo:widows="2" fo:text-indent="0in" style:auto-text-indent="false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39" style:family="paragraph" style:parent-style-name="Text_20_body" style:list-style-name="L16">
      <style:paragraph-properties fo:margin-left="0.3028in" fo:margin-right="0in" fo:margin-top="0in" fo:margin-bottom="0in" fo:orphans="2" fo:widows="2" fo:text-indent="0in" style:auto-text-indent="false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40" style:family="paragraph" style:parent-style-name="Text_20_body" style:list-style-name="L17">
      <style:paragraph-properties fo:margin-left="0.3028in" fo:margin-right="0in" fo:margin-top="0in" fo:margin-bottom="0in" fo:orphans="2" fo:widows="2" fo:text-indent="0in" style:auto-text-indent="false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41" style:family="paragraph" style:parent-style-name="Text_20_body" style:list-style-name="L18">
      <style:paragraph-properties fo:margin-left="0.3028in" fo:margin-right="0in" fo:margin-top="0in" fo:margin-bottom="0in" fo:orphans="2" fo:widows="2" fo:text-indent="0in" style:auto-text-indent="false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42" style:family="paragraph" style:parent-style-name="Text_20_body" style:list-style-name="L19">
      <style:paragraph-properties fo:margin-left="0.3028in" fo:margin-right="0in" fo:margin-top="0in" fo:margin-bottom="0in" fo:orphans="2" fo:widows="2" fo:text-indent="0in" style:auto-text-indent="false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43" style:family="paragraph" style:parent-style-name="Text_20_body" style:list-style-name="L21">
      <style:paragraph-properties fo:margin-left="0.3028in" fo:margin-right="0in" fo:margin-top="0in" fo:margin-bottom="0in" fo:orphans="2" fo:widows="2" fo:text-indent="0in" style:auto-text-indent="false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44" style:family="paragraph" style:parent-style-name="Text_20_body" style:list-style-name="L5">
      <style:paragraph-properties fo:margin-left="0.3028in" fo:margin-right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45" style:family="paragraph" style:parent-style-name="Text_20_body" style:list-style-name="L6">
      <style:paragraph-properties fo:margin-left="0.3028in" fo:margin-right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46" style:family="paragraph" style:parent-style-name="Text_20_body" style:list-style-name="L7">
      <style:paragraph-properties fo:margin-left="0.3028in" fo:margin-right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47" style:family="paragraph" style:parent-style-name="Text_20_body" style:list-style-name="L8">
      <style:paragraph-properties fo:margin-left="0.3028in" fo:margin-right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48" style:family="paragraph" style:parent-style-name="Text_20_body" style:list-style-name="L9">
      <style:paragraph-properties fo:margin-left="0.3028in" fo:margin-right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49" style:family="paragraph" style:parent-style-name="Text_20_body" style:list-style-name="L10">
      <style:paragraph-properties fo:margin-left="0.3028in" fo:margin-right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50" style:family="paragraph" style:parent-style-name="Text_20_body" style:list-style-name="L11">
      <style:paragraph-properties fo:margin-left="0.3028in" fo:margin-right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51" style:family="paragraph" style:parent-style-name="Text_20_body" style:list-style-name="L12">
      <style:paragraph-properties fo:margin-left="0.3028in" fo:margin-right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52" style:family="paragraph" style:parent-style-name="Text_20_body" style:list-style-name="L13">
      <style:paragraph-properties fo:margin-left="0.3028in" fo:margin-right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53" style:family="paragraph" style:parent-style-name="Text_20_body" style:list-style-name="L14">
      <style:paragraph-properties fo:margin-left="0.3028in" fo:margin-right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54" style:family="paragraph" style:parent-style-name="Text_20_body" style:list-style-name="L15">
      <style:paragraph-properties fo:margin-left="0.3028in" fo:margin-right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55" style:family="paragraph" style:parent-style-name="Text_20_body" style:list-style-name="L16">
      <style:paragraph-properties fo:margin-left="0.3028in" fo:margin-right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56" style:family="paragraph" style:parent-style-name="Text_20_body" style:list-style-name="L17">
      <style:paragraph-properties fo:margin-left="0.3028in" fo:margin-right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57" style:family="paragraph" style:parent-style-name="Text_20_body" style:list-style-name="L18">
      <style:paragraph-properties fo:margin-left="0.3028in" fo:margin-right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58" style:family="paragraph" style:parent-style-name="Text_20_body" style:list-style-name="L19">
      <style:paragraph-properties fo:margin-left="0.3028in" fo:margin-right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59" style:family="paragraph" style:parent-style-name="Text_20_body" style:list-style-name="L21">
      <style:paragraph-properties fo:margin-left="0.3028in" fo:margin-right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60" style:family="paragraph" style:parent-style-name="Text_20_body" style:list-style-name="L22">
      <style:paragraph-properties fo:margin-left="0.3028in" fo:margin-right="0in" fo:orphans="2" fo:widows="2" fo:text-indent="0in" style:auto-text-indent="false" fo:padding="0in" fo:border="none"/>
      <style:text-properties fo:font-variant="normal" fo:text-transform="none" fo:color="#000000" style:font-name="Times New Roman" fo:font-size="8.69999980926514pt" fo:letter-spacing="normal" fo:font-style="normal" fo:font-weight="bold" style:font-size-asian="8.69999980926514pt" style:font-weight-asian="bold" style:font-size-complex="8.69999980926514pt" style:font-weight-complex="bold"/>
    </style:style>
    <style:style style:name="P61" style:family="paragraph" style:parent-style-name="Text_20_body" style:list-style-name="L23">
      <style:paragraph-properties fo:margin-left="0.3028in" fo:margin-right="0in" fo:orphans="2" fo:widows="2" fo:text-indent="0in" style:auto-text-indent="false" fo:padding="0in" fo:border="none"/>
    </style:style>
    <style:style style:name="P62" style:family="paragraph" style:parent-style-name="Text_20_body" style:list-style-name="L20">
      <style:paragraph-properties fo:margin-left="0.3028in" fo:margin-right="0in" fo:orphans="2" fo:widows="2" fo:text-indent="0in" style:auto-text-indent="false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63" style:family="paragraph" style:parent-style-name="Text_20_body" style:list-style-name="L4">
      <style:paragraph-properties fo:margin-left="0.3028in" fo:margin-right="0in" fo:margin-top="0.1516in" fo:margin-bottom="0.0835in" fo:orphans="2" fo:widows="2" fo:text-indent="0in" style:auto-text-indent="false" fo:padding="0in" fo:border="none"/>
    </style:style>
    <style:style style:name="P64" style:family="paragraph" style:parent-style-name="Text_20_body">
      <style:paragraph-properties fo:margin-top="0.1516in" fo:margin-bottom="0.0835in" fo:orphans="2" fo:widows="2"/>
    </style:style>
    <style:style style:name="P65" style:family="paragraph" style:parent-style-name="Text_20_body" style:list-style-name="L24">
      <style:paragraph-properties fo:margin-left="0.1516in" fo:margin-right="0in" fo:margin-top="0in" fo:margin-bottom="0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66" style:family="paragraph" style:parent-style-name="Text_20_body" style:list-style-name="L24">
      <style:paragraph-properties fo:margin-left="0.1516in" fo:margin-right="0in" fo:orphans="2" fo:widows="2" fo:text-indent="0in" style:auto-text-indent="false" fo:padding="0in" fo:border="none"/>
    </style:style>
    <style:style style:name="P67" style:family="paragraph" style:parent-style-name="Text_20_body" style:list-style-name="L3">
      <style:paragraph-properties fo:margin-left="0in" fo:margin-right="0in" fo:margin-top="0.1516in" fo:margin-bottom="0.0835in" fo:orphans="2" fo:widows="2" fo:text-indent="0in" style:auto-text-indent="false" fo:padding="0in" fo:border="none"/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P68" style:family="paragraph" style:parent-style-name="Text_20_body" style:list-style-name="L3">
      <style:paragraph-properties fo:margin-left="0in" fo:margin-right="0in" fo:margin-top="0.1516in" fo:margin-bottom="0.0835in" fo:orphans="2" fo:widows="2" fo:text-indent="0in" style:auto-text-indent="false" fo:padding="0in" fo:border="none"/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P69" style:family="paragraph" style:parent-style-name="Heading_20_3">
      <style:paragraph-properties fo:margin-left="0.1516in" fo:margin-right="0in" fo:margin-top="0.0756in" fo:margin-bottom="0.0154in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bold" style:font-name-asian="Times" style:font-size-asian="14pt" style:font-style-asian="normal" style:font-weight-asian="bold" style:font-name-complex="Times" style:font-size-complex="14pt" style:font-style-complex="normal" style:font-weight-complex="bold"/>
    </style:style>
    <style:style style:name="P70" style:family="paragraph" style:parent-style-name="Heading_20_3">
      <style:paragraph-properties fo:margin-left="0.1516in" fo:margin-right="0in" fo:margin-top="0.0756in" fo:margin-bottom="0.0154in" fo:orphans="2" fo:widows="2" fo:text-indent="0in" style:auto-text-indent="false" fo:padding="0in" fo:border="none"/>
      <style:text-properties style:font-name="Times New Roman" fo:font-weight="bold" style:font-weight-asian="bold" style:font-weight-complex="bold"/>
    </style:style>
    <style:style style:name="P71" style:family="paragraph" style:parent-style-name="Heading_20_3">
      <style:paragraph-properties fo:margin-left="0.1516in" fo:margin-right="0in" fo:margin-top="0.0756in" fo:margin-bottom="0.0154in" fo:orphans="2" fo:widows="2" fo:text-indent="0in" style:auto-text-indent="false" fo:padding="0in"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2" style:family="paragraph" style:parent-style-name="Heading_20_3">
      <style:paragraph-properties fo:margin-left="0.1516in" fo:margin-right="0in" fo:margin-top="0.0756in" fo:margin-bottom="0.0154in" fo:orphans="2" fo:widows="2" fo:text-indent="0in" style:auto-text-indent="false" fo:padding="0in" fo:border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3" style:family="paragraph" style:parent-style-name="Heading_20_4">
      <style:paragraph-properties fo:margin-left="0.3028in" fo:margin-right="0in" fo:margin-top="0.0154in" fo:margin-bottom="0in" fo:orphans="2" fo:widows="2" fo:text-indent="0in" style:auto-text-indent="false"/>
      <style:text-properties fo:font-variant="normal" fo:text-transform="none" fo:color="#000000" style:font-name="Times New Roman" fo:font-size="13pt" fo:letter-spacing="normal" fo:font-style="normal" fo:font-weight="bold" style:font-name-asian="Times" style:font-size-asian="13pt" style:font-style-asian="normal" style:font-weight-asian="bold" style:font-name-complex="Times" style:font-size-complex="13pt" style:font-style-complex="normal" style:font-weight-complex="bold"/>
    </style:style>
    <style:style style:name="P74" style:family="paragraph" style:parent-style-name="Heading_20_4">
      <style:paragraph-properties fo:margin-left="0.3028in" fo:margin-right="0in" fo:margin-top="0.0154in" fo:margin-bottom="0in" fo:orphans="2" fo:widows="2" fo:text-indent="0in" style:auto-text-indent="false"/>
      <style:text-properties fo:font-variant="normal" fo:text-transform="none" fo:color="#000000" style:font-name="Times New Roman" fo:font-size="8.75pt" fo:letter-spacing="normal" fo:font-style="normal" fo:font-weight="bold" style:font-name-asian="Times" style:font-size-asian="8.75pt" style:font-style-asian="normal" style:font-weight-asian="bold" style:font-name-complex="Times" style:font-size-complex="8.75pt" style:font-style-complex="normal" style:font-weight-complex="bold"/>
    </style:style>
    <style:style style:name="P75" style:family="paragraph" style:parent-style-name="Heading_20_4">
      <style:paragraph-properties fo:margin-left="0.3028in" fo:margin-right="0in" fo:margin-top="0.0154in" fo:margin-bottom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bold" style:font-name-asian="Times" style:font-size-asian="12pt" style:font-style-asian="normal" style:font-weight-asian="bold" style:font-name-complex="Times" style:font-size-complex="12pt" style:font-style-complex="normal" style:font-weight-complex="bold"/>
    </style:style>
    <style:style style:name="P76" style:family="paragraph" style:parent-style-name="Heading_20_4">
      <style:paragraph-properties fo:margin-left="0.3028in" fo:margin-right="0in" fo:margin-top="0.0154in" fo:margin-bottom="0in" fo:orphans="2" fo:widows="2" fo:text-indent="0in" style:auto-text-indent="false"/>
      <style:text-properties style:font-name="Times New Roman" fo:font-weight="bold" style:font-weight-asian="bold" style:font-weight-complex="bold"/>
    </style:style>
    <style:style style:name="P77" style:family="paragraph" style:parent-style-name="Heading_20_4">
      <style:paragraph-properties fo:margin-left="0in" fo:margin-right="0in" fo:margin-top="0.0154in" fo:margin-bottom="0in" fo:orphans="2" fo:widows="2" fo:text-indent="0in" style:auto-text-indent="false"/>
      <style:text-properties style:font-name="Times New Roman" fo:font-weight="bold" style:font-weight-asian="bold" style:font-weight-complex="bold"/>
    </style:style>
    <style:style style:name="T1" style:family="text">
      <style:text-properties fo:font-variant="normal" fo:text-transform="none" fo:color="#000000" style:font-name="Times" fo:font-size="8.75pt" fo:letter-spacing="normal" fo:font-style="normal" fo:font-weight="normal"/>
    </style:style>
    <style:style style:name="T2" style:family="text">
      <style:text-properties fo:font-variant="normal" fo:text-transform="none" fo:color="#000000" style:font-name="Times" fo:font-size="8.75pt" fo:letter-spacing="normal" fo:font-style="italic" fo:font-weight="normal"/>
    </style:style>
    <style:style style:name="T3" style:family="text">
      <style:text-properties fo:font-variant="normal" fo:text-transform="none" fo:color="#000000" style:font-name="Times" fo:font-size="17.4500007629395pt" fo:letter-spacing="normal" fo:font-style="normal" fo:font-weight="bold"/>
    </style:style>
    <style:style style:name="T4" style:family="text">
      <style:text-properties fo:font-variant="normal" fo:text-transform="none" fo:color="#000000" style:font-name="Times" fo:font-size="14pt" fo:letter-spacing="normal" fo:font-style="normal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fo:font-size="17.4500007629395pt" fo:letter-spacing="normal" fo:font-style="normal" fo:font-weight="bold"/>
    </style:style>
    <style:style style:name="T6" style:family="text">
      <style:text-properties fo:font-variant="normal" fo:text-transform="none" fo:color="#000000" fo:font-size="8.75pt" fo:letter-spacing="normal" fo:font-style="normal" fo:font-weight="normal"/>
    </style:style>
    <style:style style:name="T7" style:family="text">
      <style:text-properties fo:font-variant="normal" fo:text-transform="none" fo:color="#000000" fo:font-size="8.75pt" fo:letter-spacing="normal" fo:font-style="normal" style:font-name-asian="Times" style:font-size-asian="8.75pt" style:font-style-asian="normal" style:font-name-complex="Times" style:font-size-complex="8.75pt" style:font-style-complex="normal"/>
    </style:style>
    <style:style style:name="T8" style:family="text">
      <style:text-properties fo:font-variant="normal" fo:text-transform="none" fo:color="#000000" fo:font-size="8.75pt" fo:letter-spacing="normal" fo:font-style="italic" fo:font-weight="normal"/>
    </style:style>
    <style:style style:name="T9" style:family="text">
      <style:text-properties fo:font-variant="normal" fo:text-transform="none" fo:color="#000000" fo:font-size="14pt" fo:letter-spacing="normal" fo:font-style="normal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11" style:family="text">
      <style:text-properties fo:font-variant="normal" fo:text-transform="none" fo:color="#000000" fo:font-size="14pt" fo:letter-spacing="normal" fo:font-style="normal" style:font-name-asian="Times" style:font-size-asian="14pt" style:font-style-asian="normal" style:font-name-complex="Times" style:font-size-complex="14pt" style:font-style-complex="normal"/>
    </style:style>
    <style:style style:name="T12" style:family="text">
      <style:text-properties fo:font-variant="normal" fo:text-transform="none" fo:color="#000000" style:font-name="Times New Roman" fo:font-size="17.4500007629395pt" fo:letter-spacing="normal" fo:font-style="normal"/>
    </style:style>
    <style:style style:name="T13" style:family="text">
      <style:text-properties fo:font-variant="normal" fo:text-transform="none" fo:color="#000000" style:font-name="Times New Roman" fo:font-size="17.4500007629395pt" fo:letter-spacing="normal" fo:font-style="normal" fo:font-weight="bold"/>
    </style:style>
    <style:style style:name="T14" style:family="text">
      <style:text-properties fo:font-variant="normal" fo:text-transform="none" fo:color="#000000" style:font-name="Times New Roman" fo:font-size="17.4500007629395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style:font-name="Times New Roman" fo:font-size="8.75pt" fo:letter-spacing="normal" fo:font-style="normal"/>
    </style:style>
    <style:style style:name="T16" style:family="text">
      <style:text-properties fo:font-variant="normal" fo:text-transform="none" fo:color="#000000" style:font-name="Times New Roman" fo:font-size="8.75pt" fo:letter-spacing="normal" fo:font-style="normal" fo:font-weight="normal"/>
    </style:style>
    <style:style style:name="T17" style:family="text">
      <style:text-properties fo:font-variant="normal" fo:text-transform="none" fo:color="#000000" style:font-name="Times New Roman" fo:font-size="8.75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style:font-name="Times New Roman" fo:font-size="8.75pt" fo:letter-spacing="normal" fo:font-style="italic"/>
    </style:style>
    <style:style style:name="T19" style:family="text">
      <style:text-properties fo:font-variant="normal" fo:text-transform="none" fo:color="#000000" style:font-name="Times New Roman" fo:font-size="8.75pt" fo:letter-spacing="normal" fo:font-style="italic" fo:font-weight="normal"/>
    </style:style>
    <style:style style:name="T20" style:family="text">
      <style:text-properties fo:font-variant="normal" fo:text-transform="none" fo:color="#000000" style:font-name="Times New Roman" fo:font-size="8.75pt" fo:letter-spacing="normal" fo:font-style="italic" fo:font-weight="bold" style:font-weight-asian="bold" style:font-weight-complex="bold"/>
    </style:style>
    <style:style style:name="T21" style:family="text"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000000" style:font-name="Times New Roman" fo:font-size="8.69999980926514pt" fo:letter-spacing="normal" fo:font-style="normal" fo:font-weight="bold" style:font-size-asian="8.69999980926514pt" style:font-weight-asian="bold" style:font-size-complex="8.69999980926514pt" style:font-weight-complex="bold"/>
    </style:style>
    <style:style style:name="T23" style:family="text">
      <style:text-properties fo:font-variant="normal" fo:text-transform="none" fo:color="#000000" fo:letter-spacing="normal" fo:font-style="normal" style:font-name-asian="Times" style:font-style-asian="normal" style:font-name-complex="Times" style:font-style-complex="normal"/>
    </style:style>
    <style:style style:name="T24" style:family="text">
      <style:text-properties fo:font-variant="normal" fo:text-transform="none" fo:color="#0033bb" style:font-name="Times" fo:font-size="8.75pt" fo:letter-spacing="normal" fo:font-style="normal" style:text-underline-style="solid" style:text-underline-width="auto" style:text-underline-color="font-color" fo:font-weight="normal"/>
    </style:style>
    <style:style style:name="T25" style:family="text">
      <style:text-properties fo:font-variant="normal" fo:text-transform="none" fo:color="#0033bb" fo:font-size="8.75pt" fo:letter-spacing="normal" fo:font-style="normal" style:text-underline-style="solid" style:text-underline-width="auto" style:text-underline-color="font-color" fo:font-weight="normal"/>
    </style:style>
    <style:style style:name="T26" style:family="text">
      <style:text-properties fo:font-variant="normal" fo:text-transform="none" fo:color="#0033bb" style:font-name="Times New Roman" fo:font-size="8.75pt" fo:letter-spacing="normal" fo:font-style="normal" style:text-underline-style="solid" style:text-underline-width="auto" style:text-underline-color="font-color"/>
    </style:style>
    <style:style style:name="T27" style:family="text">
      <style:text-properties fo:font-variant="normal" fo:text-transform="none" fo:color="#0033bb" style:font-name="Times New Roman" fo:font-size="8.75pt" fo:letter-spacing="normal" fo:font-style="normal" style:text-underline-style="solid" style:text-underline-width="auto" style:text-underline-color="font-color" fo:font-weight="normal"/>
    </style:style>
    <style:style style:name="T28" style:family="text">
      <style:text-properties fo:font-variant="normal" fo:text-transform="none" fo:color="#0033bb" style:font-name="Times New Roman" fo:font-size="8.7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font-name="Times" fo:font-size="8.75pt" fo:font-style="normal" fo:font-weight="normal"/>
    </style:style>
    <style:style style:name="T30" style:family="text">
      <style:text-properties fo:font-size="8.75pt" fo:font-style="normal"/>
    </style:style>
    <style:style style:name="T31" style:family="text">
      <style:text-properties fo:font-size="8.75pt" fo:font-style="normal" fo:font-weight="normal"/>
    </style:style>
    <style:style style:name="T32" style:family="text">
      <style:text-properties fo:font-style="normal"/>
    </style:style>
    <style:style style:name="T33" style:family="text">
      <style:text-properties style:text-position="33% 80%"/>
    </style:style>
    <style:style style:name="T34" style:family="text">
      <style:text-properties style:text-position="33% 80%" style:font-name="Times New Roman"/>
    </style:style>
    <style:style style:name="T35" style:family="text">
      <style:text-properties style:text-position="33% 80%" style:font-name="Times New Roman" fo:font-weight="bold" style:font-weight-asian="bold" style:font-weight-complex="bold"/>
    </style:style>
    <style:style style:name="T36" style:family="text">
      <style:text-properties style:text-position="33% 80%"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T37" style:family="text">
      <style:text-properties fo:font-style="italic"/>
    </style:style>
    <style:style style:name="T38" style:family="text">
      <style:text-properties fo:font-size="12pt" style:font-size-asian="10.5pt" style:font-size-complex="12pt"/>
    </style:style>
    <style:style style:name="T39" style:family="text">
      <style:text-properties style:font-name="Times New Roman"/>
    </style:style>
    <style:style style:name="T40" style:family="text">
      <style:text-properties style:font-name="Times New Roman" fo:font-style="italic"/>
    </style:style>
    <style:style style:name="T41" style:family="text">
      <style:text-properties style:font-name="Times New Roman" fo:font-style="italic" fo:font-weight="bold" style:font-weight-asian="bold" style:font-weight-complex="bold"/>
    </style:style>
    <style:style style:name="T42" style:family="text">
      <style:text-properties style:font-name="Times New Roman" fo:font-weight="bold" style:font-weight-asian="bold" style:font-weight-complex="bold"/>
    </style:style>
    <style:style style:name="T43" style:family="text">
      <style:text-properties style:font-name="Times New Roman" fo:font-size="8.69999980926514pt" fo:font-weight="bold" style:font-size-asian="8.69999980926514pt" style:font-weight-asian="bold" style:font-size-complex="8.69999980926514pt" style:font-weight-complex="bold"/>
    </style:style>
    <style:style style:name="T44" style:family="text">
      <style:text-properties style:font-name="Times New Roman" fo:font-size="8.69999980926514pt" fo:font-style="italic" fo:font-weight="bold" style:font-size-asian="8.69999980926514pt" style:font-weight-asian="bold" style:font-size-complex="8.69999980926514pt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4">Neil Smithline</text:span><text:span text:style-name="T17"> <text:line-break/>831 Beacon St, Suite #255<text:line-break/>Newton Centre, MA 02459<text:line-break/>Voice: </text:span><text:bookmark text:name="gc-number-0"/><text:span text:style-name="T28">408-634-5764</text:span><text:span text:style-name="T17">     Fax: 206-666-5090 <text:line-break/>(Most current resume and more information at </text:span><text:a xlink:type="simple" xlink:href="http://www.neilsmithline.com/" office:target-frame-name="_blank" xlink:show="new">www.NeilSmithline.com</text:a><text:span text:style-name="T17">.)<text:line-break/></text:span></text:p>
      <text:section text:style-name="Sect1" text:name="outline-container-1">
        <text:h text:style-name="P3" text:outline-level="2"><text:bookmark text:name="sec-1"/>Objective</text:h>
        <text:section text:style-name="Sect1" text:name="text-1">
          <text:p text:style-name="P6">I am looking to add my experience and creativity to an exciting engineering team be part of a fast-paced, cutting-edge technology company.</text:p>
        </text:section>
      </text:section>
      <text:section text:style-name="Sect1" text:name="outline-container-2">
        <text:h text:style-name="P3" text:outline-level="2"><text:bookmark text:name="sec-2"/>General Skills</text:h>
        <text:section text:style-name="Sect1" text:name="text-2">
          <text:list xml:id="list1508124161" text:style-name="L1">
            <text:list-item>
              <text:p text:style-name="P12">Familiar with a wide variety of development processes including Waterfall, eXtreme Programming (XP), Agile Software Development, Unified Rational Development, etc…</text:p>
            </text:list-item>
            <text:list-item>
              <text:p text:style-name="P7">Self-motivated starter.</text:p>
            </text:list-item>
            <text:list-item>
              <text:p text:style-name="P7">Happy to adapt to new technology areas, utilize different development processes, and perform within a multitude of organizational structures.</text:p>
            </text:list-item>
            <text:list-item>
              <text:p text:style-name="P9"><text:span text:style-name="T17">Extensive experience interacting with a wide-range of domestic and international companies, in a diverse set of industries, varying in size from startups to </text:span><text:a xlink:type="simple" xlink:href="http://www.forbes.com/global2000/list/">Global 2000 Companies</text:a><text:span text:style-name="T17">.</text:span></text:p>
            </text:list-item>
            <text:list-item>
              <text:p text:style-name="P13">Comfortable working alone or as a member of a team, locally or remotely, as a technical lead or individual contributor.</text:p>
            </text:list-item>
          </text:list>
        </text:section>
      </text:section>
      <text:section text:style-name="Sect1" text:name="outline-container-3">
        <text:h text:style-name="P3" text:outline-level="2"><text:bookmark text:name="sec-3"/>Significant Technical Accomplishments</text:h>
        <text:section text:style-name="Sect1" text:name="text-3">
          <text:list xml:id="list1733762533" text:style-name="L2">
            <text:list-item>
              <text:p text:style-name="P10"><text:span text:style-name="T43">Enterprise architect: architected and cowrote WLS security framework</text:span><text:a xlink:type="simple" xlink:href="http://www.neilsmithline.com/neilsmithline/NeilSmithline.html#fn.1" office:name="fnr.1"><text:span text:style-name="T36">1</text:span></text:a><text:span text:style-name="T43">.</text:span></text:p>
            </text:list-item>
            <text:list-item>
              <text:p text:style-name="P10"><text:span text:style-name="T17">Object oriented design and analysis experience including use of </text:span><text:a xlink:type="simple" xlink:href="http://en.wikipedia.org/wiki/Rational_rose">Rational Rose</text:a><text:span text:style-name="T17"> and </text:span><text:a xlink:type="simple" xlink:href="http://en.wikipedia.org/wiki/Borland_Together">TogetherJ/Borland Together</text:a><text:span text:style-name="T17">.</text:span></text:p>
            </text:list-item>
            <text:list-item>
              <text:p text:style-name="P10"><text:span text:style-name="T17">Application security expert including knowledge of Java security (</text:span><text:a xlink:type="simple" xlink:href="http://en.wikipedia.org/wiki/J2ee">JEE/J2EE</text:a><text:span text:style-name="T17"> and </text:span><text:a xlink:type="simple" xlink:href="http://en.wikipedia.org/wiki/J2ee">JSE/J2SE</text:a><text:span text:style-name="T17">), identity management (</text:span><text:a xlink:type="simple" xlink:href="http://en.wikipedia.org/wiki/Idm">IDM</text:a><text:span text:style-name="T17">), web services security, </text:span><text:a xlink:type="simple" xlink:href="http://en.wikipedia.org/wiki/SAML">SAML</text:a><text:span text:style-name="T17">, </text:span><text:a xlink:type="simple" xlink:href="http://en.wikipedia.org/wiki/XACML">XACML</text:a><text:span text:style-name="T17">, </text:span><text:a xlink:type="simple" xlink:href="http://en.wikipedia.org/wiki/Kerberos_(protocol)">Kerberos</text:a><text:span text:style-name="T17">, Firewalls, </text:span><text:a xlink:type="simple" xlink:href="http://en.wikipedia.org/wiki/DMZ_(computing)">DMZs</text:a><text:span text:style-name="T17">, and many other technologies. Familiar with many national and international security guidelines including </text:span><text:a xlink:type="simple" xlink:href="http://en.wikipedia.org/wiki/Common_criteria">Common Criteria</text:a><text:span text:style-name="T17">, Swiss and German Banking laws, security practices of dozens of the world's most secure companies and government agencies.</text:span></text:p>
            </text:list-item>
            <text:list-item>
              <text:p text:style-name="P10"><text:span text:style-name="T17">Intimately familiar with the concepts behind application servers: </text:span><text:a xlink:type="simple" xlink:href="http://en.wikipedia.org/wiki/Oracle_WebLogic_Server">WebLogic Server</text:a><text:span text:style-name="T17"> expert, </text:span><text:a xlink:type="simple" xlink:href="http://en.wikipedia.org/wiki/Websphere">WebSphere</text:a><text:span text:style-name="T17">, and </text:span><text:a xlink:type="simple" xlink:href="http://en.wikipedia.org/wiki/Jrun">JRun</text:a><text:span text:style-name="T17"> experience.</text:span></text:p>
            </text:list-item>
            <text:list-item>
              <text:p text:style-name="P14">Extensive experience with a variety of programming languages and operating systems.</text:p>
            </text:list-item>
          </text:list>
        </text:section>
      </text:section>
      <text:section text:style-name="Sect1" text:name="outline-container-4">
        <text:h text:style-name="P4" text:outline-level="2"><text:bookmark text:name="sec-4"/><text:span text:style-name="T10">Employment</text:span></text:h>
        <text:section text:style-name="Sect1" text:name="outline-container-4-1">
          <text:h text:style-name="P70" text:outline-level="3"><text:bookmark text:name="sec-4-1"/>Open Source Developer/Personal Leave, January 2011-Present</text:h>
          <text:section text:style-name="Sect1" text:name="outline-container-4-1-1">
            <text:h text:style-name="P76" text:outline-level="4"><text:bookmark text:name="sec-4-1-1"/>Personal Leave, January 2011-Present</text:h>
            <text:section text:style-name="Sect1" text:name="text-4-1-1">
              <text:list xml:id="list1581760135" text:style-name="L3">
                <text:list-item>
                  <text:p text:style-name="P67">Single parent providing 24x7 care for a sick child requiring surgery and several multiday hospitalizations over 12+ months.</text:p>
                </text:list-item>
                <text:list-item>
                  <text:p text:style-name="P68">Child is currently healthy, undertaking rehab to recover from a year of bedrest, and looking for a part-time job prior to starting college in September 2012.</text:p>
                </text:list-item>
                <text:list-item>
                  <text:p text:style-name="P68">I am now anxiously looking to return to the workplace.</text:p>
                </text:list-item>
              </text:list>
            </text:section>
          </text:section>
          <text:section text:style-name="Sect1" text:name="outline-container-4-1-2">
            <text:h text:style-name="P73" text:outline-level="4"><text:bookmark text:name="sec-4-1-2"/><text:span text:style-name="T38">Open</text:span> Source Developer, January 2011-Present, as time permitted</text:h>
            <text:section text:style-name="Sect1" text:name="text-4-1-2">
              <text:list xml:id="list235513232" text:style-name="L4">
                <text:list-item>
                  <text:p text:style-name="P63"><text:span text:style-name="T43">Wrote </text:span><text:a xlink:type="simple" xlink:href="http://bit.ly/JkCqW9"><text:span text:style-name="T43">Gmail2Gcal Notifier</text:span></text:a><text:span text:style-name="T43"> (live demo available </text:span><text:a xlink:type="simple" xlink:href="http://bit.ly/JkCqW9"><text:span text:style-name="T43">here</text:span></text:a><text:span text:style-name="T43">). It is an original project that converts </text:span><text:a xlink:type="simple" xlink:href="http://bit.ly/M1dcPX"><text:span text:style-name="T43">Gmail</text:span></text:a><text:span text:style-name="T43"> messages deemed important into calendar appointments with notifications. When used with a smart phone, an </text:span><text:a xlink:type="simple" xlink:href="http://bit.ly/M1d2Ir"><text:span text:style-name="T43">Android</text:span></text:a><text:span text:style-name="T43"> in my case, Gmail2Gcal uses Gmail </text:span><text:a xlink:type="simple" xlink:href="http://bit.ly/M1dMxd"><text:span text:style-name="T43">filtering</text:span></text:a><text:span text:style-name="T43"> to provide immediate notification of important emails via your phone's calendar. Unlike most email notification systems, calendar notifications provide rich functionality such as snoozing and nags. A live demo can be found at Gmail2Gcal's </text:span><text:a xlink:type="simple" xlink:href="http://bit.ly/JkCqW9"><text:span text:style-name="T43">Github</text:span></text:a><text:span text:style-name="T43"> repository page. Languages: </text:span><text:span text:style-name="T44">Lua</text:span><text:span text:style-name="T43"> and</text:span><text:span text:style-name="T44">Shell</text:span><text:span text:style-name="T43">.</text:span></text:p>
                </text:list-item>
                <text:list-item>
                  <text:p text:style-name="P63"><text:span text:style-name="T17">Contributed to </text:span><text:a xlink:type="simple" xlink:href="http://bit.ly/J7N024">IMAPFilter</text:a><text:span text:style-name="T17">: Added additional examples and submitted a still pending </text:span><text:a xlink:type="simple" xlink:href="http://bit.ly/JiAg7t">pull request</text:a><text:span text:style-name="T17">. Languages: </text:span><text:span text:style-name="T20">Lua</text:span><text:span text:style-name="T17">.</text:span></text:p>
                </text:list-item>
                <text:list-item>
                  <text:p text:style-name="P63"><text:span text:style-name="T17">Contributed to </text:span><text:a xlink:type="simple" xlink:href="http://bit.ly/Jks8Fr">org-ruby</text:a><text:span text:style-name="T17"> (a component of </text:span><text:a xlink:type="simple" xlink:href="http://bit.ly/JkshbU">Github</text:a><text:span text:style-name="T17">): Improved Github's functionality for displaying </text:span><text:a xlink:type="simple" xlink:href="http://bit.ly/zhYdcB">.org</text:a><text:span text:style-name="T17"> files. Languages: </text:span><text:span text:style-name="T20">Ruby</text:span><text:span text:style-name="T17">.</text:span></text:p>
                </text:list-item>
                <text:list-item>
                  <text:p text:style-name="P63"><text:soft-page-break/><text:span text:style-name="T17">Enhanced the </text:span><text:a xlink:type="simple" xlink:href="http://bit.ly/Jm1bmc">Jekyll</text:a><text:span text:style-name="T17"> blogging engine to produce more informative error messages. Jekyll is the underlying technology used in </text:span><text:a xlink:type="simple" xlink:href="http://bit.ly/Krch8n">Github Pages</text:a><text:span text:style-name="T17"> and the </text:span><text:a xlink:type="simple" xlink:href="http://bit.ly/KT1aFT">Octopress blogging system</text:a><text:span text:style-name="T17">. Languages: </text:span><text:span text:style-name="T20">Ruby</text:span></text:p>
                </text:list-item>
                <text:list-item>
                  <text:p text:style-name="P63"><text:span text:style-name="T17">Contributed to </text:span><text:a xlink:type="simple" xlink:href="http://bit.ly/wq2Ien">Nanoblogger</text:a><text:span text:style-name="T17">. Have written a </text:span><text:a xlink:type="simple" xlink:href="http://bit.ly/JkAz3C">Github plugin</text:a><text:span text:style-name="T17"> and an original </text:span><text:a xlink:type="simple" xlink:href="http://bit.ly/xOIkfJ">command-line</text:a><text:span text:style-name="T17"> interface, </text:span><text:a xlink:type="simple" xlink:href="http://bit.ly/OeGIxa">nbc</text:a><text:span text:style-name="T17">, for Nanoblogger. Languages: </text:span><text:span text:style-name="T20">Shell</text:span><text:span text:style-name="T17">.</text:span></text:p>
                </text:list-item>
                <text:list-item>
                  <text:p text:style-name="P63"><text:span text:style-name="T17">Wrote multiple </text:span><text:a xlink:type="simple" xlink:href="http://bit.ly/Jkxy3f">UserScripts</text:a><text:span text:style-name="T17"> (mini add-ons for browsers) including </text:span><text:a xlink:type="simple" xlink:href="http://bit.ly/JkwJHB">timely-google-search-year</text:a><text:span text:style-name="T17"> that changes the default search for Google to exclude links older than one year. Languages:</text:span><text:span text:style-name="T20">JavaScript</text:span><text:span text:style-name="T17">.</text:span></text:p>
                </text:list-item>
                <text:list-item>
                  <text:p text:style-name="P63"><text:span text:style-name="T17">Wrote the </text:span><text:a xlink:type="simple" xlink:href="http://bit.ly/HJCSM7">Firefox</text:a><text:span text:style-name="T17"> add-on </text:span><text:a xlink:type="simple" xlink:href="http://bit.ly/HNR3jj">AMO Up Top Version Info</text:a><text:span text:style-name="T17"> that makes searching for compatible extensions for </text:span><text:a xlink:type="simple" xlink:href="http://bit.ly/IbQTRK">Mozilla</text:a><text:span text:style-name="T17"> products more efficient. Languages: </text:span><text:span text:style-name="T20">JavaScript</text:span><text:span text:style-name="T17"> and some minor </text:span><text:span text:style-name="T20">XML</text:span><text:span text:style-name="T17">.</text:span></text:p>
                </text:list-item>
                <text:list-item>
                  <text:p text:style-name="P63"><text:span text:style-name="T17">Wrote an </text:span><text:a xlink:type="simple" xlink:href="http://bit.ly/KT1aFT">Octopress</text:a><text:span text:style-name="T17"> blog </text:span><text:a xlink:type="simple" xlink:href="http://bit.ly/LZd2tB">plugin</text:a><text:span text:style-name="T17"> that incorporates dynamic </text:span><text:a xlink:type="simple" xlink:href="http://bit.ly/O5wwYM">trending</text:a><text:span text:style-name="T17"> news into the static blogging features of Octopress and its underlying engine, </text:span><text:a xlink:type="simple" xlink:href="http://bit.ly/LZdurZ">Jekyll</text:a><text:span text:style-name="T17">. An example of this plugin can be seen in the "Buzz" section of the sidebar of this </text:span><text:a xlink:type="simple" xlink:href="http://bit.ly/N3kIoS">blog posting</text:a><text:span text:style-name="T17">. Languages: </text:span><text:span text:style-name="T20">HTML</text:span><text:span text:style-name="T17">, </text:span><text:span text:style-name="T20">SCSS</text:span><text:span text:style-name="T17">, </text:span><text:span text:style-name="T20">CSS</text:span><text:span text:style-name="T17">, </text:span><text:span text:style-name="T20">YAML</text:span><text:span text:style-name="T17">.</text:span></text:p>
                </text:list-item>
                <text:list-item>
                  <text:p text:style-name="P63"><text:span text:style-name="T17">Wrote numerous </text:span><text:a xlink:type="simple" xlink:href="http://bit.ly/J3ouNd">GNU Emacs</text:a><text:span text:style-name="T17"> extensions: Have taken over maintenance of </text:span><text:a xlink:type="simple" xlink:href="http://bit.ly/Le2Pbk">bitly.el</text:a><text:span text:style-name="T17"> and rewritten it so that it now communicates with </text:span><text:a xlink:type="simple" xlink:href="http://www.neilsmithline.com/neilsmithline/NeilSmithline.html#Bit.ly">Bit.ly</text:a><text:span text:style-name="T17"> asynchronously, providing dramatic performance improvements. Wrote several original packages including </text:span><text:a xlink:type="simple" xlink:href="http://bit.ly/JktDTW">org-defprop</text:a><text:span text:style-name="T17">, </text:span><text:a xlink:type="simple" xlink:href="http://bit.ly/JktS1q">defhook</text:a><text:span text:style-name="T17">, and </text:span><text:a xlink:type="simple" xlink:href="http://bit.ly/Jku3d3">org-global-link-insert</text:a><text:span text:style-name="T17">. Languages: </text:span><text:span text:style-name="T20">Elisp</text:span><text:span text:style-name="T17">.</text:span></text:p>
                </text:list-item>
                <text:list-item>
                  <text:p text:style-name="P63"><text:span text:style-name="T17">Created several </text:span><text:a xlink:type="simple" xlink:href="https://gist.github.com/neil-smithline">code snippets</text:a><text:span text:style-name="T17"> (AKA: </text:span><text:a xlink:type="simple" xlink:href="https://gist.github.com/">Gists</text:a><text:span text:style-name="T17">).</text:span></text:p>
                </text:list-item>
              </text:list>
            </text:section>
          </text:section>
        </text:section>
        <text:section text:style-name="Sect1" text:name="outline-container-4-2">
          <text:h text:style-name="P70" text:outline-level="3"><text:bookmark text:name="sec-4-2"/><text:span text:style-name="T11">Security Contractor/Consultant (Newton, MA), June 2008-December 2011</text:span></text:h>
          <text:section text:style-name="Sect1" text:name="outline-container-4-2-1">
            <text:h text:style-name="P76" text:outline-level="4"><text:bookmark text:name="sec-4-2-1"/>Contractor for Aspect Security, August 2011-December 2011</text:h>
            <text:section text:style-name="Sect1" text:name="text-4-2-1">
              <text:list xml:id="list1899003050" text:style-name="L5">
                <text:list-item>
                  <text:p text:style-name="P25"><text:span text:style-name="T43">Performed security audits for multiple clients using a combination of manual code review, custom-written scripts, and </text:span><text:a xlink:type="simple" xlink:href="http://bit.ly/Kq5BrJ"><text:span text:style-name="T43">Fortify</text:span></text:a><text:span text:style-name="T43">'s products.</text:span></text:p>
                </text:list-item>
                <text:list-item>
                  <text:p text:style-name="P44">Made improvements to Aspect's proprietary fault recording and report generation tool.</text:p>
                </text:list-item>
              </text:list>
            </text:section>
          </text:section>
          <text:section text:style-name="Sect1" text:name="outline-container-4-2-2">
            <text:h text:style-name="P75" text:outline-level="4"><text:bookmark text:name="sec-4-2-2"/>Security Consultant (multiple companies), June 2008-July 2011</text:h>
            <text:section text:style-name="Sect1" text:name="text-4-2-2">
              <text:list xml:id="list2081093183" text:style-name="L6">
                <text:list-item>
                  <text:p text:style-name="P31">Provided security consulting to multiple companies looking to design a security strategy for future work.</text:p>
                </text:list-item>
                <text:list-item>
                  <text:p text:style-name="P45">Author of an online application security skills assessment based on OWASP.org's 2007 Top-10 Web Vulnerabilities.</text:p>
                </text:list-item>
              </text:list>
            </text:section>
          </text:section>
        </text:section>
        <text:section text:style-name="Sect1" text:name="outline-container-4-3">
          <text:h text:style-name="P71" text:outline-level="3"><text:bookmark text:name="sec-4-3"/><text:span text:style-name="T23">BEA Systems (Boston, MA), October 1999-May 2008</text:span></text:h>
          <text:section text:style-name="Sect1" text:name="outline-container-4-3-1">
            <text:h text:style-name="P76" text:outline-level="4"><text:bookmark text:name="sec-4-3-1"/>Chief Security Architect, November 2000-May 2008</text:h>
            <text:section text:style-name="Sect1" text:name="text-4-3-1">
              <text:list xml:id="list158277892" text:style-name="L7">
                <text:list-item>
                  <text:p text:style-name="P30">Responsible for all aspects of security in all of BEA’s products including tracking of relevant standards, and long-term security direction.</text:p>
                </text:list-item>
                <text:list-item>
                  <text:p text:style-name="P26"><text:span text:style-name="T17">Co-architected the BEA WebLogic Server security infrastructure which has been adopted by all BEA products and, following the BEA/Oracle buyout, is being adopted by Oracle products (eg: </text:span><text:a xlink:type="simple" xlink:href="http://docs.oracle.com/cd/E21764_01/web.1111/b32511/intro_ws.htm#autoId0">Oracle Web Services Manager</text:a><text:span text:style-name="T17">).</text:span></text:p>
                </text:list-item>
                <text:list-item>
                  <text:p text:style-name="P16">Implemented major portions of the security system including Java 2 Security integration.</text:p>
                </text:list-item>
                <text:list-item>
                  <text:p text:style-name="P16">Developed security coding standards and processes used throughout BEA, created educational material and toured many of BEA's sites to educate (and learn from) the developers.</text:p>
                </text:list-item>
                <text:list-item>
                  <text:p text:style-name="P16">Created and managed BEA's vulnerability process and team. Growing it from two two people and two vulnerabilities a year to 50+ vulnerabilities a year with a company-wide team consisting of developers, management, project and product management, QA, technical publications, legal.</text:p>
                </text:list-item>
                <text:list-item>
                  <text:p text:style-name="P16">Worked hand-in-hand with key customers to help them design an effective security architecture using both BEA and non-BEA products.</text:p>
                </text:list-item>
                <text:list-item>
                  <text:p text:style-name="P16">Orchestrated all technical interactions with third party security vendors and helped them design their integration strategies with the WebLogic Server's security system.</text:p>
                </text:list-item>
                <text:list-item>
                  <text:p text:style-name="P46">Helped key customers design and implement an effective security architecture.</text:p>
                </text:list-item>
              </text:list>
            </text:section>
          </text:section>
          <text:section text:style-name="Sect1" text:name="outline-container-4-3-2">
            <text:h text:style-name="P74" text:outline-level="4"><text:bookmark text:name="sec-4-3-2"/>Architect/Technical Lead/Senior Engineer, WebLogic Commerce Server, October 1999-October 2000</text:h>
            <text:section text:style-name="Sect1" text:name="text-4-3-2">
              <text:list xml:id="list883085758" text:style-name="L8">
                <text:list-item>
                  <text:p text:style-name="P28">Architected, designed, helped implement, and led Commerce Server team.</text:p>
                </text:list-item>
                <text:list-item>
                  <text:p text:style-name="P47">Designed webflow and pipeline subsystem - a Model-View-Controller paradigm for controlling web applications. Received a patent on this technology.</text:p>
                </text:list-item>
              </text:list>
            </text:section>
          </text:section>
        </text:section>
        <text:section text:style-name="Sect1" text:name="outline-container-4-4">
          <text:h text:style-name="P71" text:outline-level="3"><text:bookmark text:name="sec-4-4"/><text:soft-page-break/><text:span text:style-name="T23">Bowne Internet Solutions (Cambridge, MA)</text:span></text:h>
          <text:section text:style-name="Sect1" text:name="outline-container-4-4-1">
            <text:h text:style-name="P76" text:outline-level="4"><text:bookmark text:name="sec-4-4-1"/>Technical Architect, July 1999-October 1999</text:h>
            <text:section text:style-name="Sect1" text:name="text-4-4-1">
              <text:list xml:id="list54160189" text:style-name="L9">
                <text:list-item>
                  <text:p text:style-name="P32">Responsible for all aspects of interaction with clients including responding to RFP's, sales presentations and leading the development team.</text:p>
                </text:list-item>
                <text:list-item>
                  <text:p text:style-name="P48">Created a new, corporate-wide format for proposals.</text:p>
                </text:list-item>
              </text:list>
            </text:section>
          </text:section>
        </text:section>
        <text:section text:style-name="Sect1" text:name="outline-container-4-5">
          <text:h text:style-name="P69" text:outline-level="3"><text:bookmark text:name="sec-4-5"/>Kronos Incorporated (Waltham, MA)</text:h>
          <text:section text:style-name="Sect1" text:name="text-4-5">
            <text:p text:style-name="P6"/>
          </text:section>
          <text:section text:style-name="Sect1" text:name="outline-container-4-5-1">
            <text:h text:style-name="P76" text:outline-level="4"><text:bookmark text:name="sec-4-5-1"/>Architect/Technical Lead/Senior Engineer, June 1998-July 1999</text:h>
            <text:section text:style-name="Sect1" text:name="text-4-5-1">
              <text:list xml:id="list1176023742" text:style-name="L10">
                <text:list-item>
                  <text:p text:style-name="P33">Technical lead for a 13 person team designing and implementing a Java Servlet/HTML/JavaScript 3 tier web application.</text:p>
                </text:list-item>
                <text:list-item>
                  <text:p text:style-name="P17">Responsible for implementation tasks, product definition, application architecture, and high level design.</text:p>
                </text:list-item>
                <text:list-item>
                  <text:p text:style-name="P17">Major implementation tasks include a flexible logging package used throughout the division, the logon security sub-system and the internationalization framework.</text:p>
                </text:list-item>
                <text:list-item>
                  <text:p text:style-name="P17">Key member of division wide architecture committee responsible for defining long-term directions and resolving cross product issues.</text:p>
                </text:list-item>
                <text:list-item>
                  <text:p text:style-name="P17">Leadership responsibilities include helping others resolve design and implementation issues, resource allocation, scheduling, cross team interactions, task prioritization, and general problem solving.</text:p>
                </text:list-item>
                <text:list-item>
                  <text:p text:style-name="P49">Designed a model/view/controller server side include mechanism for HTML files.</text:p>
                </text:list-item>
              </text:list>
            </text:section>
          </text:section>
        </text:section>
        <text:section text:style-name="Sect1" text:name="outline-container-4-6">
          <text:h text:style-name="P71" text:outline-level="3"><text:bookmark text:name="sec-4-6"/><text:span text:style-name="T23">Remedy Corporation (Mountain View, CA)</text:span></text:h>
          <text:section text:style-name="Sect1" text:name="outline-container-4-6-1">
            <text:h text:style-name="P76" text:outline-level="4"><text:bookmark text:name="sec-4-6-1"/>Senior Web Engineer, November 1997-May 1998</text:h>
            <text:section text:style-name="Sect1" text:name="text-4-6-1">
              <text:list xml:id="list1430338353" text:style-name="L11">
                <text:list-item>
                  <text:p text:style-name="P34">Technical lead and senior engineer responsible for designing and implementing a Java applet and C++ middleware for a multi-tiered client-server system.</text:p>
                </text:list-item>
                <text:list-item>
                  <text:p text:style-name="P18">Assisted in specifying product requirements from the legacy Windows front-end client.</text:p>
                </text:list-item>
                <text:list-item>
                  <text:p text:style-name="P18">Helped design and implement refactoring of the C++ legacy fat application into a multi-threaded library and a single-threaded fat UI. The multi-threaded library continued to be used in the C++ UI and was also the foundation of the model for the mode/-view-controller web application's middleware.</text:p>
                </text:list-item>
                <text:list-item>
                  <text:p text:style-name="P50">Designed and implemented sub-systems for middleware server in C++ and thin Java client.</text:p>
                </text:list-item>
              </text:list>
            </text:section>
          </text:section>
        </text:section>
        <text:section text:style-name="Sect1" text:name="outline-container-4-7">
          <text:h text:style-name="P71" text:outline-level="3"><text:bookmark text:name="sec-4-7"/><text:span text:style-name="T23">Sun Microsystems (Palo Alto, CA)</text:span></text:h>
          <text:section text:style-name="Sect1" text:name="outline-container-4-7-1">
            <text:h text:style-name="P76" text:outline-level="4"><text:bookmark text:name="sec-4-7-1"/>Technical Lead for Java Workshop Internationalization, February 1997-October 1997</text:h>
            <text:section text:style-name="Sect1" text:name="text-4-7-1">
              <text:list xml:id="list56064253" text:style-name="L12">
                <text:list-item>
                  <text:p text:style-name="P35">Technical lead for team internationalizing a large Java application.</text:p>
                </text:list-item>
                <text:list-item>
                  <text:p text:style-name="P19">Led major effort to quickly internationalize an existing Java program for European and Asian Languages on - Solaris and Wintel platforms.</text:p>
                </text:list-item>
                <text:list-item>
                  <text:p text:style-name="P19">Responsibilities included assigning tasks, resolution of technical problems, interfacing with other teams.</text:p>
                </text:list-item>
                <text:list-item>
                  <text:p text:style-name="P19">Designed and implemented underlying framework for all message internationalization. Optimized %use of Java - ResourceBundle to achieve ~4X performance improvements.</text:p>
                </text:list-item>
                <text:list-item>
                  <text:p text:style-name="P51">Implemented major portions of internationalization support including a tool that both checks for internationalization problems as well as modifies the code to correct the problems.</text:p>
                </text:list-item>
              </text:list>
            </text:section>
          </text:section>
          <text:section text:style-name="Sect1" text:name="outline-container-4-7-2">
            <text:h text:style-name="P75" text:outline-level="4"><text:bookmark text:name="sec-4-7-2"/>Project Lead for Visual Java, October 1996-February 1997</text:h>
            <text:section text:style-name="Sect1" text:name="text-4-7-2">
              <text:list xml:id="list965372685" text:style-name="L13">
                <text:list-item>
                  <text:p text:style-name="P36">Project lead for 6 person team on a fast-track development cycle to productize a university-built Java Beans based visual programming tool for Java.</text:p>
                </text:list-item>
                <text:list-item>
                  <text:p text:style-name="P52">Responsibilities include technical oversight of project, internationalization, and framework integration.</text:p>
                </text:list-item>
              </text:list>
            </text:section>
          </text:section>
          <text:section text:style-name="Sect1" text:name="outline-container-4-7-3">
            <text:h text:style-name="P75" text:outline-level="4"><text:bookmark text:name="sec-4-7-3"/>Project Lead for Multi-Threaded Performance Tools, March 1995-October 1996</text:h>
            <text:section text:style-name="Sect1" text:name="text-4-7-3">
              <text:list xml:id="list71073610" text:style-name="L14">
                <text:list-item>
                  <text:p text:style-name="P37">Responsible for technical leadership of five performance tools.</text:p>
                </text:list-item>
                <text:list-item>
                  <text:p text:style-name="P20">Led four person team on multi-year effort of developing a new multi-threaded performance tool.</text:p>
                </text:list-item>
                <text:list-item>
                  <text:p text:style-name="P53">Responsibilities included scheduling, project definition, design, interface reviews, C++ implementation, testing, and documentation.</text:p>
                </text:list-item>
              </text:list>
            </text:section>
          </text:section>
          <text:section text:style-name="Sect1" text:name="outline-container-4-7-4">
            <text:h text:style-name="P75" text:outline-level="4"><text:bookmark text:name="sec-4-7-4"/>Incremental Linker Engineer, January 1994-February 1995</text:h>
            <text:section text:style-name="Sect1" text:name="text-4-7-4">
              <text:list xml:id="list1972049085" text:style-name="L15">
                <text:list-item>
                  <text:p text:style-name="P38">Part of two person team working on incremental linker.</text:p>
                </text:list-item>
                <text:list-item>
                  <text:p text:style-name="P54">Responsibilities included all aspects of development including designing, implementing, debugging, test writing, test suite maintenance, and scheduling.</text:p>
                </text:list-item>
              </text:list>
            </text:section>
          </text:section>
          <text:section text:style-name="Sect1" text:name="outline-container-4-7-5">
            <text:h text:style-name="P75" text:outline-level="4"><text:bookmark text:name="sec-4-7-5"/>DBX Engineer, July 1991-December 1993</text:h>
            <text:section text:style-name="Sect1" text:name="text-4-7-5">
              <text:list xml:id="list1405157344" text:style-name="L16">
                <text:list-item>
                  <text:p text:style-name="P39">Chief designer and implementer of C++ support for DBX.</text:p>
                </text:list-item>
                <text:list-item>
                  <text:p text:style-name="P21"><text:soft-page-break/>Had leadership and supervision responsibilities over other engineers working on C++ support.</text:p>
                </text:list-item>
                <text:list-item>
                  <text:p text:style-name="P55">Provided general support for all aspects of DBX.</text:p>
                </text:list-item>
              </text:list>
            </text:section>
          </text:section>
        </text:section>
        <text:section text:style-name="Sect1" text:name="outline-container-4-8">
          <text:h text:style-name="P70" text:outline-level="3"><text:bookmark text:name="sec-4-8"/><text:span text:style-name="T11">Kodak Research Laboratories, Eastman Kodak (Rochester, NY)</text:span></text:h>
          <text:section text:style-name="Sect1" text:name="outline-container-4-8-1">
            <text:h text:style-name="P76" text:outline-level="4"><text:bookmark text:name="sec-4-8-1"/>Imaging Software Engineer Contractor, January 1991-June 1991</text:h>
            <text:section text:style-name="Sect1" text:name="text-4-8-1">
              <text:list xml:id="list2040608096" text:style-name="L17">
                <text:list-item>
                  <text:p text:style-name="P40">Member of a three member lab responsible for prototyping Kodak photoCD software.</text:p>
                </text:list-item>
                <text:list-item>
                  <text:p text:style-name="P56">Implemented a 24-bit color GUI application for displaying photoCDs.</text:p>
                </text:list-item>
              </text:list>
            </text:section>
          </text:section>
        </text:section>
        <text:section text:style-name="Sect1" text:name="outline-container-4-9">
          <text:h text:style-name="P70" text:outline-level="3"><text:bookmark text:name="sec-4-9"/><text:span text:style-name="T11">Computer Science Department, University of Rochester</text:span></text:h>
          <text:section text:style-name="Sect1" text:name="outline-container-4-9-1">
            <text:h text:style-name="P76" text:outline-level="4"><text:bookmark text:name="sec-4-9-1"/>Research and Teaching Assistant, June 1986-December 1990</text:h>
            <text:section text:style-name="Sect1" text:name="text-4-9-1">
              <text:list xml:id="list477736782" text:style-name="L18">
                <text:list-item>
                  <text:p text:style-name="P41">Implemented a parallel debugger for the Chrysalis parallel operating system.</text:p>
                </text:list-item>
                <text:list-item>
                  <text:p text:style-name="P57">Assisted in the implementation of the Psyche Multiprocessor Operating System and an X-window based visual debugging tool.</text:p>
                </text:list-item>
              </text:list>
            </text:section>
          </text:section>
        </text:section>
        <text:section text:style-name="Sect1" text:name="outline-container-4-10">
          <text:h text:style-name="P71" text:outline-level="3"><text:bookmark text:name="sec-4-10"/><text:span text:style-name="T23">Computer Science Department, University of Buffalo</text:span></text:h>
          <text:section text:style-name="Sect1" text:name="outline-container-4-10-1">
            <text:h text:style-name="P76" text:outline-level="4"><text:bookmark text:name="sec-4-10-1"/>Laboratory Assistant, September 1985-May 1986, September 1986-May 1986</text:h>
            <text:section text:style-name="Sect1" text:name="text-4-10-1">
              <text:list xml:id="list1319532488" text:style-name="L19">
                <text:list-item>
                  <text:p text:style-name="P42">Responsibilities included Unix system administration, training of new assistants and application programming.</text:p>
                </text:list-item>
                <text:list-item>
                  <text:p text:style-name="P58">Designed and implemented a Modula-2 runtime library used by students and faculty.</text:p>
                </text:list-item>
              </text:list>
            </text:section>
          </text:section>
        </text:section>
        <text:section text:style-name="Sect1" text:name="outline-container-4-11">
          <text:h text:style-name="P70" text:outline-level="3"><text:bookmark text:name="sec-4-11"/><text:span text:style-name="T11">Grumman Aerospace Systems</text:span></text:h>
          <text:section text:style-name="Sect1" text:name="outline-container-4-11-1">
            <text:h text:style-name="P76" text:outline-level="4"><text:bookmark text:name="sec-4-11-1"/>Summer Intern, June 1986-August 1986</text:h>
            <text:section text:style-name="Sect1" text:name="text-4-11-1">
              <text:list xml:id="list1757696794" text:style-name="L20">
                <text:list-item>
                  <text:p text:style-name="P62">Designed and implemented a document development system reducing duplication of data by providing automated cross-referencing during the creation of MIL-STD-2167 documents</text:p>
                </text:list-item>
              </text:list>
            </text:section>
          </text:section>
        </text:section>
        <text:section text:style-name="Sect1" text:name="outline-container-4-12">
          <text:h text:style-name="P71" text:outline-level="3"><text:bookmark text:name="sec-4-12"/><text:span text:style-name="T23">Publications, Patents, Presentations, and Open Source Contributions</text:span></text:h>
          <text:section text:style-name="Sect1" text:name="outline-container-4-12-1">
            <text:h text:style-name="P76" text:outline-level="4"><text:bookmark text:name="sec-4-12-1"/>Publications</text:h>
            <text:section text:style-name="Sect1" text:name="text-4-12-1">
              <text:list xml:id="list116278526" text:style-name="L21">
                <text:list-item>
                  <text:p text:style-name="P43">Contributor to OWASP.org's “2010 Top Ten Web Vulnerabilities”.</text:p>
                </text:list-item>
                <text:list-item>
                  <text:p text:style-name="P22">Member JSR-196: Java Authentication Service Provider Interface for Containers.</text:p>
                </text:list-item>
                <text:list-item>
                  <text:p text:style-name="P22">Member JSR-115: Java Authorization Contract for Containers</text:p>
                </text:list-item>
                <text:list-item>
                  <text:p text:style-name="P22">Participated in JSR-149: Work Area Service for J2EE, and JCA.</text:p>
                </text:list-item>
                <text:list-item>
                  <text:p text:style-name="P22">Contributor to OWASP.org's “2007 Top Ten Web Vulnerabilities”.</text:p>
                </text:list-item>
                <text:list-item>
                  <text:p text:style-name="P22">CIO Online Article: “Confidential Data: You're Giving Away Your Corporate Secrets!”, 6/2008</text:p>
                </text:list-item>
                <text:list-item>
                  <text:p text:style-name="P22">CSOOnline Article: “Attack Dangers Posed by 'Innocent' Files”</text:p>
                </text:list-item>
                <text:list-item>
                  <text:p text:style-name="P59">Peer-reviewed "Implementation Issues for the Psyche Multiprocessor Operating System"; appearing in Computing Systems 3, 1989</text:p>
                </text:list-item>
              </text:list>
            </text:section>
          </text:section>
          <text:section text:style-name="Sect1" text:name="outline-container-4-12-2">
            <text:h text:style-name="P75" text:outline-level="4"><text:bookmark text:name="sec-4-12-2"/>Presentations</text:h>
            <text:section text:style-name="Sect1" text:name="text-4-12-2">
              <text:list xml:id="list1521861259" text:style-name="L22">
                <text:list-item>
                  <text:p text:style-name="P29">Designated <text:span text:style-name="T37">must see</text:span> presentation by JavaOne staff: “Writing Secure Web Applications”, 2005 JavaOne.</text:p>
                </text:list-item>
                <text:list-item>
                  <text:p text:style-name="P23">"How to Secure a Web Application", WebLogic Developer's Journal October 2003.</text:p>
                </text:list-item>
                <text:list-item>
                  <text:p text:style-name="P24">“<text:span text:style-name="T32">Writing Secure Web Applications”, BEAWorld 2005.</text:span></text:p>
                </text:list-item>
                <text:list-item>
                  <text:p text:style-name="P24">“<text:span text:style-name="T32">WebLogic Server 9.0 Security Features”, BEAWorld 2005.</text:span></text:p>
                </text:list-item>
                <text:list-item>
                  <text:p text:style-name="P23">"So You Want to Write a Security Provider - Now What?", BEA eWorld 2004.</text:p>
                </text:list-item>
                <text:list-item>
                  <text:p text:style-name="P23">"Configuring and Administering WebLogic Security", BEA eWorld 2003.</text:p>
                </text:list-item>
                <text:list-item>
                  <text:p text:style-name="P23">"Using the New WebLogic Security Architecture", BEA eWorld 2002.</text:p>
                </text:list-item>
                <text:list-item>
                  <text:p text:style-name="P60">Numerous internal and customer training presentations.</text:p>
                </text:list-item>
              </text:list>
            </text:section>
          </text:section>
          <text:section text:style-name="Sect1" text:name="outline-container-4-12-3">
            <text:h text:style-name="P75" text:outline-level="4"><text:bookmark text:name="sec-4-12-3"/>Patents</text:h>
            <text:section text:style-name="Sect1" text:name="text-4-12-3">
              <text:list xml:id="list683254143" text:style-name="L23">
                <text:list-item>
                  <text:p text:style-name="P27"><text:span text:style-name="T43">US Patent #7,979,891: </text:span><text:a xlink:type="simple" xlink:href="http://1.usa.gov/7979891"><text:span text:style-name="T43">Method and System for Securing Execution of Untrusted Applications</text:span></text:a><text:span text:style-name="T43">, July 2011 This patent, in combination with 7,814,556 defines a model for enforcing </text:span><text:a xlink:type="simple" xlink:href="http://en.wikipedia.org/wiki/J2ee"><text:span text:style-name="T43">J2EE</text:span></text:a><text:span text:style-name="T43">(a.k.a: JEE) application security via </text:span><text:a xlink:type="simple" xlink:href="http://en.wikipedia.org/wiki/Sandbox_(computer_security)"><text:span text:style-name="T43">sandboxing</text:span></text:a><text:span text:style-name="T43"> within a single process address space.</text:span></text:p>
                </text:list-item>
                <text:list-item>
                  <text:p text:style-name="P27"><text:span text:style-name="T22">US Patent #7,814,556: </text:span><text:a xlink:type="simple" xlink:href="http://1.usa.gov/7814556">System and Method for Protecting APIs from Untrusted or Less Trusted Applications</text:a><text:span text:style-name="T22">, October 2010 See patent 7,979,891.</text:span></text:p>
                </text:list-item>
                <text:list-item>
                  <text:p text:style-name="P27"><text:span text:style-name="T22">US Patent #7,610,813: </text:span><text:a xlink:type="simple" xlink:href="http://1.usa.gov/7610613">Servlet Authentication Filters</text:a><text:span text:style-name="T22">, October 2009 An extension of </text:span><text:a xlink:type="simple" xlink:href="http://en.wikipedia.org/wiki/J2ee">J2EE</text:a><text:span text:style-name="T22"> (a.k.a: JEE) </text:span><text:a xlink:type="simple" xlink:href="http://en.wikipedia.org/wiki/Java_Servlet">Servlets</text:a><text:span text:style-name="T22"> that provides an integrated and pluggable model for authentication for Servlets. </text:span><text:a xlink:type="simple" xlink:href="http://jcp.org/en/jsr/detail?id=196">JSR-196</text:a><text:span text:style-name="T22"> extended J2EE via adopting, extending, and standardizing the concepts introduced in this patent.</text:span></text:p>
                </text:list-item>
                <text:list-item>
                  <text:p text:style-name="P27"><text:soft-page-break/><text:span text:style-name="T22">US Patent #7,487,207: </text:span><text:a xlink:type="simple" xlink:href="http://1.usa.gov/7487207">System and method for determining the functionality of a software application based on nodes within the software application and transitions between the nodes</text:a><text:span text:style-name="T22">, February 2009 Defines a </text:span><text:a xlink:type="simple" xlink:href="http://en.wikipedia.org/wiki/Model–view–controller">model-view-controller</text:a><text:span text:style-name="T22"> (MVC) model for implementing web applications. </text:span><text:a xlink:type="simple" xlink:href="http://en.wikipedia.org/wiki/Apache_Struts">Apache Struts</text:a><text:span text:style-name="T22"> is based on the ideas defined in this patent.</text:span></text:p>
                </text:list-item>
                <text:list-item>
                  <text:p text:style-name="P27"><text:span text:style-name="T22">US Patent #7,051,069: </text:span><text:a xlink:type="simple" xlink:href="http://1.usa.gov/7051069">System for managing logical process flow in an online environment</text:a><text:span text:style-name="T22">, May 2006 Earlier version of 7,487,207 above.</text:span></text:p>
                </text:list-item>
                <text:list-item>
                  <text:p text:style-name="P27"><text:soft-page-break/><text:span text:style-name="T22">US Patent application pending #20,060,031,855: </text:span><text:a xlink:type="simple" xlink:href="http://bit.ly/20060031855">System and Method for Runtime Interface Versioning</text:a><text:span text:style-name="T22">, February 2006 The concepts embodied in this patent application have been used to ensure backwards compatibility for WebLogic Server's Security </text:span><text:a xlink:type="simple" xlink:href="http://en.wikipedia.org/wiki/Service_Provider_Interface">SPI</text:a><text:span text:style-name="T22">s. The implementation of this patent allows the server to continue to add new functionality to the SPIs while maintaining forwards compatibility for security all providers written since 2002. </text:span><text:a xlink:type="simple" xlink:href="http://docs.oracle.com/cd/E24329_01/apirefs.1211/e24391/weblogic/security/spi/package-summary.html">Current security SPI classes</text:a><text:span text:style-name="T22"> ending with "V2" are using this mechanism.</text:span></text:p>
                </text:list-item>
                <text:list-item>
                  <text:p text:style-name="P61"><text:span text:style-name="T22">US Patent #5,787,447: </text:span><text:a xlink:type="simple" xlink:href="http://1.usa.gov/5787447">Memory allocation maintaining ordering across multiple heaps</text:a><text:span text:style-name="T22">, July 1998 A memory allocation algorithm that supported incremental modification of </text:span><text:a xlink:type="simple" xlink:href="http://en.wikipedia.org/wiki/Executable_and_Linkable_Format">ELF executables</text:a><text:span text:style-name="T22">, while maintaining the ordering required by ELF as well as existing </text:span><text:a xlink:type="simple" xlink:href="http://en.wikipedia.org/wiki/Solaris_(operating_system)">Solaris</text:a><text:span text:style-name="T22"> tools (eg: </text:span><text:a xlink:type="simple" xlink:href="http://en.wikipedia.org/wiki/Dbx_(debugger)">dbx</text:a><text:span text:style-name="T22">) without requiring restarting of the application or the tools.</text:span></text:p>
                </text:list-item>
              </text:list>
            </text:section>
          </text:section>
        </text:section>
        <text:section text:style-name="Sect1" text:name="outline-container-4-13">
          <text:h text:style-name="P72" text:outline-level="3"><text:bookmark text:name="sec-4-13"/><text:span text:style-name="T23">Open Source Contributions</text:span></text:h>
          <text:section text:style-name="Sect1" text:name="text-4-13">
            <text:list xml:id="list148630792" text:style-name="L24">
              <text:list-item>
                <text:p text:style-name="P65">Emacs-style file completion for PDKSH.</text:p>
              </text:list-item>
              <text:list-item>
                <text:p text:style-name="P65">GNU Emacs ILISP-mode modifications.</text:p>
              </text:list-item>
              <text:list-item>
                <text:p text:style-name="P65">Numerous bug-fixes and suggestions.</text:p>
              </text:list-item>
              <text:list-item>
                <text:p text:style-name="P66"><text:span text:style-name="T17">More recent open source contributions documented </text:span><text:a xlink:type="simple" xlink:href="http://www.neilsmithline.com/neilsmithline/NeilSmithline.html#sec-4-1">above</text:a><text:span text:style-name="T17">.</text:span></text:p>
              </text:list-item>
            </text:list>
          </text:section>
        </text:section>
      </text:section>
      <text:section text:style-name="Sect1" text:name="outline-container-5">
        <text:h text:style-name="P3" text:outline-level="2"><text:bookmark text:name="sec-5"/>Education</text:h>
        <text:section text:style-name="Sect1" text:name="text-5">
          <text:list xml:id="list1953033230" text:style-name="L25">
            <text:list-item>
              <text:p text:style-name="P11">Ph.D. all but dissertation, Computer Science, September 1986-1990; University of Rochester.</text:p>
            </text:list-item>
            <text:list-item>
              <text:p text:style-name="P8">M.S., Computer Science, May 1989; University of Rochester.</text:p>
            </text:list-item>
            <text:list-item>
              <text:p text:style-name="P8"><text:soft-page-break/>B.S. with honors, Computer Science, May 1987; University of Buffalo</text:p>
            </text:list-item>
            <text:list-item>
              <text:p text:style-name="P8">University of Buffalo's President's List (4.0/4.0 GPA), Fall 1984 and Spring 1985</text:p>
            </text:list-item>
            <text:list-item>
              <text:p text:style-name="P8">University of Buffalo's Dean's List (3.6/4.0 GPA), Fall 1986 and Fall 1987</text:p>
            </text:list-item>
            <text:list-item>
              <text:p text:style-name="P8">New York State Regent's Scholarship Fall 1983</text:p>
            </text:list-item>
            <text:list-item>
              <text:p text:style-name="P15">National Merit Letter of Commendation Spring 1982</text:p>
            </text:list-item>
          </text:list>
          <text:section text:style-name="Sect1" text:name="footnotes">
            <text:h text:style-name="P77" text:outline-level="4">Footnotes:</text:h>
            <text:section text:style-name="Sect1" text:name="text-footnotes">
              <text:p text:style-name="P5"><text:a xlink:type="simple" xlink:href="http://www.neilsmithline.com/neilsmithline/NeilSmithline.html#fnr.1" office:name="fn.1"><text:span text:style-name="T36">1</text:span></text:a><text:span text:style-name="T43"> Architected </text:span><text:a xlink:type="simple" xlink:href="http://bit.ly/AF3TMb"><text:span text:style-name="T43">WebLogic Server security framework</text:span></text:a><text:span text:style-name="T43">. January 2012 marks the 11</text:span><text:span text:style-name="T36">th</text:span><text:span text:style-name="T43"> year that it will be the foundation of security for </text:span><text:a xlink:type="simple" xlink:href="http://bit.ly/z23Zss"><text:span text:style-name="T43">BEA's WebLogic Server</text:span></text:a><text:span text:style-name="T43"> (now </text:span><text:a xlink:type="simple" xlink:href="http://bit.ly/AF3TMb)"><text:span text:style-name="T43">Oracle's Fusion Middleware</text:span></text:a><text:span text:style-name="T43">) and other </text:span><text:a xlink:type="simple" xlink:href="http://en.wikipedia.org/wiki/Middleware"><text:span text:style-name="T43">middleware</text:span></text:a><text:span text:style-name="T43"> products.</text:span></text:p>
            </text:section>
          </text:section>
        </text:section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" svg:font-family="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8T16:19:57</meta:creation-date>
    <dc:date>2012-08-08T16:33:01</dc:date>
    <meta:editing-duration>PT13M6S</meta:editing-duration>
    <meta:editing-cycles>2</meta:editing-cycles>
    <meta:generator>LibreOffice/3.4$Unix LibreOffice_project/340m1$Build-402</meta:generator>
    <meta:document-statistic meta:table-count="0" meta:image-count="0" meta:object-count="0" meta:page-count="8" meta:paragraph-count="148" meta:word-count="2229" meta:character-count="15847" meta:non-whitespace-character-count="13864"/>
  </office:meta>
</office:document-meta>
</file>